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Monaco" svg:font-family="Monac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1.21cm" style:rel-column-width="30688*"/>
    </style:style>
    <style:style style:name="Table1.B" style:family="table-column">
      <style:table-column-properties style:column-width="3.182cm" style:rel-column-width="8711*"/>
    </style:style>
    <style:style style:name="Table1.E" style:family="table-column">
      <style:table-column-properties style:column-width="3.184cm" style:rel-column-width="871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DejaVu Sans Condensed" officeooo:rsid="00290c76" officeooo:paragraph-rsid="00290c76"/>
    </style:style>
    <style:style style:name="P2" style:family="paragraph" style:parent-style-name="Standard">
      <style:paragraph-properties fo:text-align="center" style:justify-single-word="false"/>
      <style:text-properties style:font-name="DejaVu Sans Condense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1pt" officeooo:rsid="00290c76" officeooo:paragraph-rsid="00692ec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1pt" officeooo:rsid="0030eb72" officeooo:paragraph-rsid="0030eb72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size="11pt" officeooo:rsid="0030eb72" officeooo:paragraph-rsid="00aae82c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size="11pt" officeooo:rsid="00352dca" officeooo:paragraph-rsid="0043bb2a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3769a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2bcff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68e0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54baa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4420b0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fo:font-size="11pt" officeooo:rsid="00ae9ed4" officeooo:paragraph-rsid="00ae9ed4" style:font-size-asian="11pt" style:font-size-complex="11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2e0f0" style:font-size-asian="11pt" style:font-size-complex="11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710ab" style:font-size-asian="11pt" style:font-size-complex="11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78f38" style:font-size-asian="11pt" style:font-size-complex="11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80105" style:font-size-asian="11pt" style:font-size-complex="11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96405" style:font-size-asian="11pt" style:font-size-complex="11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b5dbe" style:font-size-asian="11pt" style:font-size-complex="11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d3adf" style:font-size-asian="11pt" style:font-size-complex="11pt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8508be" style:font-size-asian="11pt" style:font-size-complex="11pt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8c58a8" style:font-size-asian="11pt" style:font-size-complex="11pt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8d662a" style:font-size-asian="11pt" style:font-size-complex="11pt"/>
    </style:style>
    <style:style style:name="P25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91c1bc" style:font-size-asian="11pt" style:font-size-complex="11pt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a2e3d9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size="11pt" style:text-underline-style="none" officeooo:rsid="0072e0f0" officeooo:paragraph-rsid="008508be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size="11pt" style:text-underline-style="none" officeooo:rsid="0072e0f0" officeooo:paragraph-rsid="0087fb96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size="11pt" style:text-underline-style="none" officeooo:rsid="0072e0f0" officeooo:paragraph-rsid="008c58a8" style:font-size-asian="11pt" style:font-size-complex="11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51a97" officeooo:paragraph-rsid="00796405" style:font-size-asian="11pt" style:font-size-complex="11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51a97" officeooo:paragraph-rsid="009e635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DejaVu Sans Condensed" officeooo:rsid="00154baa" officeooo:paragraph-rsid="00168e06"/>
    </style:style>
    <style:style style:name="P33" style:family="paragraph" style:parent-style-name="Table_20_Contents">
      <style:paragraph-properties fo:text-align="center" style:justify-single-word="false"/>
      <style:text-properties style:font-name="DejaVu Sans Condensed" officeooo:rsid="00596ac4" officeooo:paragraph-rsid="00596ac4"/>
    </style:style>
    <style:style style:name="P34" style:family="paragraph" style:parent-style-name="Table_20_Contents">
      <style:paragraph-properties fo:text-align="center" style:justify-single-word="false"/>
      <style:text-properties style:font-name="DejaVu Sans Condensed" officeooo:paragraph-rsid="00154baa"/>
    </style:style>
    <style:style style:name="P35" style:family="paragraph" style:parent-style-name="Table_20_Contents">
      <style:paragraph-properties fo:text-align="center" style:justify-single-word="false"/>
      <style:text-properties style:font-name="DejaVu Sans Condensed" officeooo:paragraph-rsid="00168e06"/>
    </style:style>
    <style:style style:name="P36" style:family="paragraph" style:parent-style-name="Table_20_Contents">
      <style:paragraph-properties fo:text-align="center" style:justify-single-word="false"/>
      <style:text-properties style:font-name="DejaVu Sans Condensed" fo:font-weight="bold" officeooo:rsid="00154baa" officeooo:paragraph-rsid="00154ba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jaVu Sans Condensed" fo:font-weight="bold" officeooo:rsid="002a8215" officeooo:paragraph-rsid="002a8215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Monaco" fo:font-size="11pt" officeooo:rsid="00290c76" officeooo:paragraph-rsid="00692ec9" style:font-size-asian="11pt" style:font-size-complex="11pt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font-name="Monaco" fo:font-size="11pt" officeooo:rsid="006a3702" officeooo:paragraph-rsid="006a3702" style:font-size-asian="11pt" style:font-size-complex="11pt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Monaco" fo:font-size="11pt" officeooo:rsid="006a3702" officeooo:paragraph-rsid="0094c348" style:font-size-asian="11pt" style:font-size-complex="11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Monaco" fo:font-size="11pt" officeooo:rsid="006a3702" officeooo:paragraph-rsid="00a2e3d9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Monaco" fo:font-size="11pt" officeooo:rsid="006d46ff" officeooo:paragraph-rsid="007f992b" style:font-size-asian="11pt" style:font-size-complex="11pt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6f283d" officeooo:paragraph-rsid="006f283d" style:font-size-asian="11pt" style:font-size-complex="11pt"/>
    </style:style>
    <style:style style:name="P44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6f283d" officeooo:paragraph-rsid="0094c348" style:font-size-asian="11pt" style:font-size-complex="11pt"/>
    </style:style>
    <style:style style:name="P45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6f283d" officeooo:paragraph-rsid="00a2e3d9" style:font-size-asian="11pt" style:font-size-complex="11pt"/>
    </style:style>
    <style:style style:name="P46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773470" officeooo:paragraph-rsid="00773470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Monaco" fo:font-size="11pt" style:text-underline-style="none" officeooo:rsid="0072e0f0" officeooo:paragraph-rsid="007710ab" style:font-size-asian="11pt" style:font-size-complex="11pt"/>
    </style:style>
    <style:style style:name="P48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none" officeooo:rsid="0072e0f0" officeooo:paragraph-rsid="007b53db" style:font-size-asian="11pt" style:font-size-complex="11pt"/>
    </style:style>
    <style:style style:name="P49" style:family="paragraph" style:parent-style-name="Table_20_Contents" style:list-style-name="L1">
      <style:paragraph-properties fo:margin-left="3.117cm" fo:margin-right="0cm" fo:text-align="start" style:justify-single-word="false" fo:text-indent="0cm" style:auto-text-indent="false"/>
      <style:text-properties style:font-name="DejaVu Sans Condensed" fo:font-size="11pt" style:text-underline-style="none" officeooo:rsid="00751a97" officeooo:paragraph-rsid="00796405" style:font-size-asian="11pt" style:font-size-complex="11pt"/>
    </style:style>
    <style:style style:name="P50" style:family="paragraph" style:parent-style-name="Table_20_Contents" style:list-style-name="L1" style:master-page-name="">
      <style:paragraph-properties fo:margin-left="3.099cm" fo:margin-right="0cm" fo:text-align="start" style:justify-single-word="false" fo:text-indent="-0.6cm" style:auto-text-indent="false" style:page-number="auto" text:number-lines="false" text:line-number="0"/>
      <style:text-properties style:font-name="DejaVu Sans Condensed" fo:font-size="11pt" style:text-underline-style="none" officeooo:rsid="00751a97" officeooo:paragraph-rsid="0094c348" style:font-size-asian="11pt" style:font-size-complex="11pt"/>
    </style:style>
    <style:style style:name="P51" style:family="paragraph" style:parent-style-name="Table_20_Contents" style:list-style-name="L1">
      <style:paragraph-properties fo:margin-left="3.2cm" fo:margin-right="0cm" fo:text-align="start" style:justify-single-word="false" fo:text-indent="-0.6cm" style:auto-text-indent="false" text:number-lines="false" text:line-number="0"/>
      <style:text-properties style:font-name="DejaVu Sans Condensed" fo:font-size="11pt" style:text-underline-style="none" officeooo:rsid="00751a97" officeooo:paragraph-rsid="00a3050e" style:font-size-asian="11pt" style:font-size-complex="11pt"/>
    </style:style>
    <style:style style:name="P52" style:family="paragraph" style:parent-style-name="Table_20_Contents" style:list-style-name="L1" style:master-page-name="">
      <style:paragraph-properties fo:margin-left="3.2cm" fo:margin-right="0cm" fo:text-align="start" style:justify-single-word="false" fo:text-indent="-0.6cm" style:auto-text-indent="false" style:page-number="auto" text:number-lines="false" text:line-number="0"/>
      <style:text-properties style:font-name="DejaVu Sans Condensed" fo:font-size="11pt" style:text-underline-style="none" officeooo:rsid="00751a97" officeooo:paragraph-rsid="00a3050e" style:font-size-asian="11pt" style:font-size-complex="11pt"/>
    </style:style>
    <style:style style:name="P53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style:font-name="DejaVu Sans Condensed" fo:font-size="11pt" style:text-underline-style="none" officeooo:rsid="0072e0f0" officeooo:paragraph-rsid="00a4446e" style:font-size-asian="11pt" style:font-size-complex="11pt"/>
    </style:style>
    <style:style style:name="P54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style:font-name="DejaVu Sans Condensed" fo:font-size="11pt" style:text-underline-style="none" officeooo:rsid="0072e0f0" officeooo:paragraph-rsid="00a51cf7" style:font-size-asian="11pt" style:font-size-complex="11pt"/>
    </style:style>
    <style:style style:name="T1" style:family="text">
      <style:text-properties officeooo:rsid="00154baa"/>
    </style:style>
    <style:style style:name="T2" style:family="text">
      <style:text-properties officeooo:rsid="00168e06"/>
    </style:style>
    <style:style style:name="T3" style:family="text">
      <style:text-properties officeooo:rsid="0027dd89"/>
    </style:style>
    <style:style style:name="T4" style:family="text">
      <style:text-properties officeooo:rsid="002c3691"/>
    </style:style>
    <style:style style:name="T5" style:family="text">
      <style:text-properties officeooo:rsid="002e4025"/>
    </style:style>
    <style:style style:name="T6" style:family="text">
      <style:text-properties officeooo:rsid="002fa628"/>
    </style:style>
    <style:style style:name="T7" style:family="text">
      <style:text-properties officeooo:rsid="0032c95f"/>
    </style:style>
    <style:style style:name="T8" style:family="text">
      <style:text-properties officeooo:rsid="003ff635"/>
    </style:style>
    <style:style style:name="T9" style:family="text">
      <style:text-properties officeooo:rsid="0045d05b"/>
    </style:style>
    <style:style style:name="T10" style:family="text">
      <style:text-properties officeooo:rsid="004911f2"/>
    </style:style>
    <style:style style:name="T11" style:family="text">
      <style:text-properties officeooo:rsid="006dbcf6"/>
    </style:style>
    <style:style style:name="T12" style:family="text">
      <style:text-properties officeooo:rsid="00751a97"/>
    </style:style>
    <style:style style:name="T13" style:family="text">
      <style:text-properties officeooo:rsid="00780105"/>
    </style:style>
    <style:style style:name="T14" style:family="text">
      <style:text-properties style:font-name="DejaVu Sans Condensed"/>
    </style:style>
    <style:style style:name="T15" style:family="text">
      <style:text-properties style:font-name="Monaco"/>
    </style:style>
    <style:style style:name="T16" style:family="text">
      <style:text-properties style:font-name="Monaco" officeooo:rsid="00751a97"/>
    </style:style>
    <style:style style:name="T17" style:family="text">
      <style:text-properties style:font-name="Monaco" officeooo:rsid="00780105"/>
    </style:style>
    <style:style style:name="T18" style:family="text">
      <style:text-properties style:font-name="Monaco" officeooo:rsid="007770d6"/>
    </style:style>
    <style:style style:name="T19" style:family="text">
      <style:text-properties style:font-name="Monaco" officeooo:rsid="00778f38"/>
    </style:style>
    <style:style style:name="T20" style:family="text">
      <style:text-properties style:font-name="Monaco" style:text-underline-style="solid" style:text-underline-width="auto" style:text-underline-color="font-color" officeooo:rsid="007b5dbe"/>
    </style:style>
    <style:style style:name="T21" style:family="text">
      <style:text-properties style:font-name="Monaco" style:text-underline-style="solid" style:text-underline-width="auto" style:text-underline-color="font-color" officeooo:rsid="008d662a"/>
    </style:style>
    <style:style style:name="T22" style:family="text">
      <style:text-properties style:font-name="Monaco" officeooo:rsid="007f992b"/>
    </style:style>
    <style:style style:name="T23" style:family="text">
      <style:text-properties style:font-name="Monaco" officeooo:rsid="00818eca"/>
    </style:style>
    <style:style style:name="T24" style:family="text">
      <style:text-properties style:font-name="Monaco" officeooo:rsid="008327f7"/>
    </style:style>
    <style:style style:name="T25" style:family="text">
      <style:text-properties style:font-name="Monaco" officeooo:rsid="008a9f20"/>
    </style:style>
    <style:style style:name="T26" style:family="text">
      <style:text-properties style:font-name="Monaco" officeooo:rsid="008f54bf"/>
    </style:style>
    <style:style style:name="T27" style:family="text">
      <style:text-properties style:font-name="Monaco" officeooo:rsid="00a4446e"/>
    </style:style>
    <style:style style:name="T28" style:family="text">
      <style:text-properties officeooo:rsid="00818eca"/>
    </style:style>
    <style:style style:name="T29" style:family="text">
      <style:text-properties officeooo:rsid="008327f7"/>
    </style:style>
    <style:style style:name="T30" style:family="text">
      <style:text-properties officeooo:rsid="0094c348"/>
    </style:style>
    <style:style style:name="T31" style:family="text">
      <style:text-properties officeooo:rsid="009e6358"/>
    </style:style>
    <style:style style:name="T32" style:family="text">
      <style:text-properties officeooo:rsid="00a1bddb"/>
    </style:style>
    <style:style style:name="T33" style:family="text">
      <style:text-properties officeooo:rsid="00a4446e"/>
    </style:style>
    <style:style style:name="T34" style:family="text">
      <style:text-properties officeooo:rsid="00a51c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table:number-rows-spanned="2" office:value-type="string">
            <text:p text:style-name="P37">Resource</text:p>
          </table:table-cell>
          <table:table-cell table:style-name="Table1.B1" table:number-columns-spanned="4" office:value-type="string">
            <text:p text:style-name="P36">HTTP verb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6">POST</text:p>
          </table:table-cell>
          <table:table-cell table:style-name="Table1.C2" office:value-type="string">
            <text:p text:style-name="P36">GET</text:p>
          </table:table-cell>
          <table:table-cell table:style-name="Table1.D2" office:value-type="string">
            <text:p text:style-name="P36">PUT</text:p>
          </table:table-cell>
          <table:table-cell table:style-name="Table1.E2" office:value-type="string">
            <text:p text:style-name="P36">DELETE</text:p>
          </table:table-cell>
        </table:table-row>
        <table:table-row>
          <table:table-cell table:style-name="Table1.A4" office:value-type="string">
            <text:p text:style-name="P6"><text:span text:style-name="T1">api</text:span>/<text:span text:style-name="T1">v1/books</text:span></text:p>
          </table:table-cell>
          <table:table-cell table:style-name="Table1.B4" office:value-type="string">
            <text:p text:style-name="P11">Create new <text:span text:style-name="T3">record in books</text:span></text:p>
          </table:table-cell>
          <table:table-cell table:style-name="Table1.C4" office:value-type="string">
            <text:p text:style-name="P12">Return list of <text:span text:style-name="T3"><text:s/>records in books</text:span></text:p>
          </table:table-cell>
          <table:table-cell table:style-name="Table1.D4" office:value-type="string">
            <text:p text:style-name="P13"><text:s/></text:p>
          </table:table-cell>
          <table:table-cell table:style-name="Table1.E4" office:value-type="string">
            <text:p text:style-name="P11">Delete all <text:span text:style-name="T3">records in books</text:span></text:p>
          </table:table-cell>
        </table:table-row>
        <table:table-row>
          <table:table-cell table:style-name="Table1.A4" office:value-type="string">
            <text:p text:style-name="P9"><text:span text:style-name="T10">api/v1/books</text:span>?count=&lt;n&gt;</text:p>
          </table:table-cell>
          <table:table-cell table:style-name="Table1.B4" office:value-type="string">
            <text:p text:style-name="P34"/>
          </table:table-cell>
          <table:table-cell table:style-name="Table1.C4" office:value-type="string">
            <text:p text:style-name="P11">Return <text:span text:style-name="T4">n records from books</text:span></text:p>
          </table:table-cell>
          <table:table-cell table:style-name="Table1.D4" office:value-type="string">
            <text:p text:style-name="P35"/>
          </table:table-cell>
          <table:table-cell table:style-name="Table1.E4" office:value-type="string">
            <text:p text:style-name="P32"/>
          </table:table-cell>
        </table:table-row>
        <table:table-row>
          <table:table-cell table:style-name="Table1.A5" office:value-type="string">
            <text:p text:style-name="P9"><text:span text:style-name="T10">api/v1/books</text:span>?<text:span text:style-name="T5">offset</text:span>=&lt;<text:span text:style-name="T5">a</text:span>&gt;<text:span text:style-name="T5">&amp;limit=&lt;b&gt;</text:span></text:p>
          </table:table-cell>
          <table:table-cell table:style-name="Table1.B5" office:value-type="string">
            <text:p text:style-name="P34"/>
          </table:table-cell>
          <table:table-cell table:style-name="Table1.C5" office:value-type="string">
            <text:p text:style-name="P11">Return<text:span text:style-name="T6"> records from books offset by a with limit b</text:span></text:p>
          </table:table-cell>
          <table:table-cell table:style-name="Table1.D5" office:value-type="string">
            <text:p text:style-name="P35"/>
          </table:table-cell>
          <table:table-cell table:style-name="Table1.E5" office:value-type="string">
            <text:p text:style-name="P32"/>
          </table:table-cell>
        </table:table-row>
        <table:table-row>
          <table:table-cell table:style-name="Table1.A6" office:value-type="string">
            <text:p text:style-name="P6"><text:span text:style-name="T1">api</text:span>/<text:span text:style-name="T1">v1/books/1234</text:span></text:p>
          </table:table-cell>
          <table:table-cell table:style-name="Table1.B6" office:value-type="string">
            <text:p text:style-name="P34"/>
          </table:table-cell>
          <table:table-cell table:style-name="Table1.C6" office:value-type="string">
            <text:p text:style-name="P11">Return details of<text:span text:style-name="T2"> record from books with id 1234</text:span></text:p>
          </table:table-cell>
          <table:table-cell table:style-name="Table1.D6" office:value-type="string">
            <text:p text:style-name="P5">Update <text:s/>record with <text:span text:style-name="T9">id 1234</text:span></text:p>
            <text:p text:style-name="P14">(fields to be updated in JSON request)</text:p>
          </table:table-cell>
          <table:table-cell table:style-name="Table1.E6" office:value-type="string">
            <text:p text:style-name="P10">Delete <text:span text:style-name="T3">record <text:s/>from books with id 1234</text:span></text:p>
          </table:table-cell>
        </table:table-row>
        <table:table-row>
          <table:table-cell table:style-name="Table1.A7" office:value-type="string">
            <text:p text:style-name="P8"><text:span text:style-name="T1">api</text:span>/<text:span text:style-name="T1">v1/books/1234?fields=title,releaseDate,coverURL</text:span></text:p>
          </table:table-cell>
          <table:table-cell table:style-name="Table1.B7" office:value-type="string">
            <text:p text:style-name="P34"/>
          </table:table-cell>
          <table:table-cell table:style-name="Table1.C7" office:value-type="string">
            <text:p text:style-name="P7">Return <text:span text:style-name="T8">fields of record from books with id 1234</text:span> </text:p>
          </table:table-cell>
          <table:table-cell table:style-name="Table1.D7" office:value-type="string">
            <text:p text:style-name="P35"/>
          </table:table-cell>
          <table:table-cell table:style-name="Table1.E7" office:value-type="string">
            <text:p text:style-name="P32"/>
          </table:table-cell>
        </table:table-row>
      </table:table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oft-page-break/><text:span text:style-name="T1">api</text:span>/<text:span text:style-name="T1">v1/users</text:span></text:p>
      <text:list xml:id="list2758817435460467626" text:style-name="L1">
        <text:list-item>
          <text:p text:style-name="P40"><text:span text:style-name="T30">GE</text:span>T</text:p>
          <text:list>
            <text:list-header>
              <text:p text:style-name="P44">Re<text:span text:style-name="T32">sponse</text:span></text:p>
            </text:list-header>
          </text:list>
        </text:list-item>
      </text:list>
      <text:p text:style-name="P54"><text:span text:style-name="_5f_OOoComputerSpecial"><text:span text:style-name="T34">{</text:span></text:span></text:p>
      <text:p text:style-name="P54"><text:span text:style-name="_5f_OOoComputerSpecial"><text:span text:style-name="T34"><text:s text:c="2"/></text:span></text:span><text:span text:style-name="_5f_OOoComputerLiteral"><text:span text:style-name="T34">"users"</text:span></text:span><text:span text:style-name="_5f_OOoComputerSpecial"><text:span text:style-name="T34">: [</text:span></text:span></text:p>
      <text:p text:style-name="P54"><text:span text:style-name="_5f_OOoComputerSpecial"><text:span text:style-name="T34"><text:s text:c="4"/>{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userId"</text:span></text:span><text:span text:style-name="_5f_OOoComputerSpecial"><text:span text:style-name="T34">: </text:span></text:span><text:span text:style-name="_5f_OOoComputerNumber"><text:span text:style-name="T34">1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username"</text:span></text:span><text:span text:style-name="_5f_OOoComputerSpecial"><text:span text:style-name="T34">: </text:span></text:span><text:span text:style-name="_5f_OOoComputerLiteral"><text:span text:style-name="T34">"celine"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password"</text:span></text:span><text:span text:style-name="_5f_OOoComputerSpecial"><text:span text:style-name="T34">: </text:span></text:span><text:span text:style-name="_5f_OOoComputerLiteral"><text:span text:style-name="T34">"pikachu"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registrationDate"</text:span></text:span><text:span text:style-name="_5f_OOoComputerSpecial"><text:span text:style-name="T34">: </text:span></text:span><text:span text:style-name="_5f_OOoComputerLiteral"><text:span text:style-name="T34">"2016-05-31T07:07:37.000Z"</text:span></text:span></text:p>
      <text:p text:style-name="P54"><text:span text:style-name="_5f_OOoComputerSpecial"><text:span text:style-name="T34"><text:s text:c="4"/>},</text:span></text:span></text:p>
      <text:p text:style-name="P54"><text:span text:style-name="_5f_OOoComputerSpecial"><text:span text:style-name="T34"><text:s text:c="4"/>{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userId"</text:span></text:span><text:span text:style-name="_5f_OOoComputerSpecial"><text:span text:style-name="T34">: </text:span></text:span><text:span text:style-name="_5f_OOoComputerNumber"><text:span text:style-name="T34">2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username"</text:span></text:span><text:span text:style-name="_5f_OOoComputerSpecial"><text:span text:style-name="T34">: </text:span></text:span><text:span text:style-name="_5f_OOoComputerLiteral"><text:span text:style-name="T34">"hello"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password"</text:span></text:span><text:span text:style-name="_5f_OOoComputerSpecial"><text:span text:style-name="T34">: </text:span></text:span><text:span text:style-name="_5f_OOoComputerLiteral"><text:span text:style-name="T34">"1234"</text:span></text:span><text:span text:style-name="_5f_OOoComputerSpecial"><text:span text:style-name="T34">,</text:span></text:span></text:p>
      <text:p text:style-name="P54"><text:span text:style-name="_5f_OOoComputerSpecial"><text:span text:style-name="T34"><text:s text:c="6"/></text:span></text:span><text:span text:style-name="_5f_OOoComputerLiteral"><text:span text:style-name="T34">"registrationDate"</text:span></text:span><text:span text:style-name="_5f_OOoComputerSpecial"><text:span text:style-name="T34">: </text:span></text:span><text:span text:style-name="_5f_OOoComputerLiteral"><text:span text:style-name="T34">"2016-05-31T07:41:02.000Z"</text:span></text:span></text:p>
      <text:p text:style-name="P54"><text:span text:style-name="_5f_OOoComputerSpecial"><text:span text:style-name="T34"><text:s text:c="4"/>}</text:span></text:span></text:p>
      <text:p text:style-name="P54"><text:span text:style-name="_5f_OOoComputerSpecial"><text:span text:style-name="T34"><text:s text:c="2"/>]</text:span></text:span></text:p>
      <text:p text:style-name="P54"><text:span text:style-name="_5f_OOoComputerSpecial"><text:span text:style-name="T34">}</text:span></text:span></text:p>
      <text:p text:style-name="P38"/>
      <text:list xml:id="list154328022148418" text:continue-numbering="true" text:style-name="L1">
        <text:list-item>
          <text:p text:style-name="P39"><text:span text:style-name="T11">POS</text:span>T</text:p>
          <text:list>
            <text:list-header>
              <text:p text:style-name="P43">Request</text:p>
              <text:list>
                <text:list-header>
                  <text:p text:style-name="P15"><text:span text:style-name="_5f_OOoComputerSpecial">{</text:span></text:p>
                  <text:list>
                    <text:list-header>
                      <text:p text:style-name="P15"><text:span text:style-name="_5f_OOoComputerIdent">“</text:span><text:span text:style-name="_5f_OOoComputerIdent"><text:span text:style-name="T28">message”</text:span></text:span><text:span text:style-name="_5f_OOoComputerSpecial"><text:span text:style-name="T12">:</text:span></text:span><text:span text:style-name="T16"> </text:span><text:span text:style-name="_5f_OOoComputerIdent"><text:span text:style-name="T12">“success”</text:span></text:span><text:span text:style-name="_5f_OOoComputerSpecial"><text:span text:style-name="T12">,</text:span></text:span></text:p>
                      <text:p text:style-name="P19"><text:span text:style-name="_5f_OOoComputerIdent"><text:span text:style-name="T15">“</text:span></text:span><text:span text:style-name="_5f_OOoComputerIdent"><text:span text:style-name="T17">user”</text:span></text:span><text:span text:style-name="_5f_OOoComputerSpecial"><text:span text:style-name="T17">:</text:span></text:span><text:span text:style-name="_5f_OOoComputerIdent"><text:span text:style-name="T17"> </text:span></text:span><text:span text:style-name="_5f_OOoComputerSpecial"><text:span text:style-name="T17">{</text:span></text:span></text:p>
                      <text:list>
                        <text:list-header>
                          <text:p text:style-name="P18"><text:span text:style-name="_5f_OOoComputerIdent"><text:span text:style-name="T15">“</text:span></text:span><text:span text:style-name="_5f_OOoComputerIdent"><text:span text:style-name="T16">username”</text:span></text:span><text:span text:style-name="_5f_OOoComputerSpecial"><text:span text:style-name="T16">:</text:span></text:span><text:span text:style-name="T16"> </text:span><text:span text:style-name="_5f_OOoComputerIdent"><text:span text:style-name="T16">“celine”</text:span></text:span><text:span text:style-name="_5f_OOoComputerSpecial"><text:span text:style-name="T16">,</text:span></text:span></text:p>
                          <text:p text:style-name="P30"><text:span text:style-name="_5f_OOoComputerIdent"><text:span text:style-name="T15">“password”</text:span></text:span><text:span text:style-name="_5f_OOoComputerSpecial"><text:span text:style-name="T15">:</text:span></text:span><text:span text:style-name="T15"> </text:span><text:span text:style-name="_5f_OOoComputerIdent"><text:span text:style-name="T15">“pikachu”</text:span></text:span></text:p>
                          <text:p text:style-name="P49"><text:span text:style-name="_5f_OOoComputerSpecial"><text:span text:style-name="T17">}</text:span></text:span></text:p>
                        </text:list-header>
                      </text:list>
                    </text:list-header>
                  </text:list>
                  <text:p text:style-name="P15"><text:span text:style-name="_5f_OOoComputerSpecial"><text:span text:style-name="T15">}</text:span></text:span></text:p>
                </text:list-header>
              </text:list>
              <text:p text:style-name="P46"/>
              <text:p text:style-name="P46">Response</text:p>
              <text:list text:continue-numbering="true">
                <text:list-header>
                  <text:p text:style-name="P16"><text:span text:style-name="_5f_OOoComputerSpecial"><text:span text:style-name="T15">{</text:span></text:span></text:p>
                  <text:list>
                    <text:list-header>
                      <text:p text:style-name="P16"><text:span text:style-name="_5f_OOoComputerIdent"><text:span text:style-name="T15">“</text:span></text:span><text:span text:style-name="_5f_OOoComputerIdent"><text:span text:style-name="T23">message</text:span></text:span><text:span text:style-name="_5f_OOoComputerIdent"><text:span text:style-name="T16">”</text:span></text:span><text:span text:style-name="_5f_OOoComputerSpecial"><text:span text:style-name="T16">:</text:span></text:span><text:span text:style-name="T16"> </text:span><text:span text:style-name="_5f_OOoComputerIdent"><text:span text:style-name="T16">“</text:span></text:span><text:span text:style-name="_5f_OOoComputerIdent"><text:span text:style-name="T23">success</text:span></text:span><text:span text:style-name="_5f_OOoComputerIdent"><text:span text:style-name="T16">”</text:span></text:span><text:span text:style-name="_5f_OOoComputerSpecial"><text:span text:style-name="T16">,</text:span></text:span></text:p>
                      <text:p text:style-name="P16"><text:span text:style-name="_5f_OOoComputerIdent"><text:span text:style-name="T15">“</text:span></text:span><text:span text:style-name="_5f_OOoComputerIdent"><text:span text:style-name="T16">userId”</text:span></text:span><text:span text:style-name="_5f_OOoComputerSpecial"><text:span text:style-name="T16">:</text:span></text:span><text:span text:style-name="T16"> </text:span><text:span text:style-name="_5f_OOoComputerIdent"><text:span text:style-name="T18">1</text:span></text:span></text:p>
                    </text:list-header>
                  </text:list>
                  <text:p text:style-name="P16"><text:span text:style-name="_5f_OOoComputerSpecial"><text:span text:style-name="T15">}</text:span></text:span></text:p>
                </text:list-header>
              </text:list>
            </text:list-header>
          </text:list>
        </text:list-item>
      </text:list>
      <text:p text:style-name="P47"/>
      <text:p text:style-name="P47"/>
      <text:p text:style-name="P47"/>
      <text:p text:style-name="P47"/>
      <text:list xml:id="list154327594027069" text:continue-numbering="true" text:style-name="L1">
        <text:list-item>
          <text:p text:style-name="P17"><text:soft-page-break/><text:span text:style-name="_5f_OOoComputerSpecial"><text:span text:style-name="T19">DELETE</text:span></text:span></text:p>
          <text:list>
            <text:list-header>
              <text:p text:style-name="P20"><text:span text:style-name="_5f_OOoComputerSpecial"><text:span text:style-name="T20">Response</text:span></text:span></text:p>
              <text:list>
                <text:list-header>
                  <text:p text:style-name="P21"><text:span text:style-name="_5f_OOoComputerSpecial"><text:span text:style-name="T15">{</text:span></text:span></text:p>
                  <text:list>
                    <text:list-header>
                      <text:p text:style-name="P21"><text:span text:style-name="_5f_OOoComputerIdent"><text:span text:style-name="T15">“</text:span></text:span><text:span text:style-name="_5f_OOoComputerIdent"><text:span text:style-name="T24">message</text:span></text:span><text:span text:style-name="_5f_OOoComputerIdent"><text:span text:style-name="T16">”</text:span></text:span><text:span text:style-name="_5f_OOoComputerSpecial"><text:span text:style-name="T16">:</text:span></text:span><text:span text:style-name="T16"> </text:span><text:span text:style-name="_5f_OOoComputerIdent"><text:span text:style-name="T16">“</text:span></text:span><text:span text:style-name="_5f_OOoComputerIdent"><text:span text:style-name="T24">success</text:span></text:span><text:span text:style-name="_5f_OOoComputerIdent"><text:span text:style-name="T16">”</text:span></text:span></text:p>
                    </text:list-header>
                  </text:list>
                  <text:p text:style-name="P21"><text:span text:style-name="_5f_OOoComputerSpecial"><text:span text:style-name="T15">}</text:span></text:span></text:p>
                </text:list-header>
              </text:list>
              <text:p text:style-name="P48"/>
            </text:list-header>
          </text:list>
        </text:list-item>
      </text:list>
      <text:p text:style-name="P42"/>
      <text:p text:style-name="P42"><text:span text:style-name="T1">api/v1/users/1</text:span></text:p>
      <text:list xml:id="list154327359176653" text:continue-numbering="true" text:style-name="L1">
        <text:list-item>
          <text:p text:style-name="P41"><text:span text:style-name="T30">GE</text:span>T</text:p>
          <text:list>
            <text:list-header>
              <text:p text:style-name="P45">Re<text:span text:style-name="T32">sponse</text:span></text:p>
              <text:list>
                <text:list-header>
                  <text:p text:style-name="P26"><text:span text:style-name="_5f_OOoComputerSpecial">{</text:span></text:p>
                  <text:list>
                    <text:list-item>
                      <text:list>
                        <text:list-header>
                          <text:p text:style-name="P52"><text:span text:style-name="_5f_OOoComputerLiteral"><text:span text:style-name="T31">"userId"</text:span></text:span><text:span text:style-name="_5f_OOoComputerSpecial"><text:span text:style-name="T31">: </text:span></text:span><text:span text:style-name="_5f_OOoComputerNumber"><text:span text:style-name="T31">1</text:span></text:span><text:span text:style-name="_5f_OOoComputerSpecial"><text:span text:style-name="T31">,</text:span></text:span></text:p>
                          <text:p text:style-name="P51"><text:span text:style-name="_5f_OOoComputerLiteral"><text:span text:style-name="T31">"username"</text:span></text:span><text:span text:style-name="_5f_OOoComputerSpecial"><text:span text:style-name="T31">: </text:span></text:span><text:span text:style-name="_5f_OOoComputerLiteral"><text:span text:style-name="T31">"celine"</text:span></text:span><text:span text:style-name="_5f_OOoComputerSpecial"><text:span text:style-name="T31">,</text:span></text:span></text:p>
                          <text:p text:style-name="P51"><text:span text:style-name="_5f_OOoComputerLiteral"><text:span text:style-name="T31">"password"</text:span></text:span><text:span text:style-name="_5f_OOoComputerSpecial"><text:span text:style-name="T31">: </text:span></text:span><text:span text:style-name="_5f_OOoComputerLiteral"><text:span text:style-name="T31">"pikachu"</text:span></text:span><text:span text:style-name="_5f_OOoComputerSpecial"><text:span text:style-name="T31">,</text:span></text:span></text:p>
                          <text:p text:style-name="P51"><text:span text:style-name="_5f_OOoComputerLiteral"><text:span text:style-name="T31">"registrationDate"</text:span></text:span><text:span text:style-name="_5f_OOoComputerSpecial"><text:span text:style-name="T31">: </text:span></text:span><text:span text:style-name="_5f_OOoComputerLiteral"><text:span text:style-name="T31">"2016-05-31T07:07:37.000Z"</text:span></text:span></text:p>
                        </text:list-header>
                      </text:list>
                    </text:list-item>
                  </text:list>
                  <text:p text:style-name="P26"><text:span text:style-name="_5f_OOoComputerSpecial">}</text:span></text:p>
                </text:list-header>
              </text:list>
            </text:list-header>
          </text:list>
        </text:list-item>
      </text:list>
      <text:p text:style-name="P29"/>
      <text:list xml:id="list154328251243318" text:continue-numbering="true" text:style-name="L1">
        <text:list-item>
          <text:p text:style-name="P23"><text:span text:style-name="_5f_OOoComputerSpecial"><text:span text:style-name="T25">PUT</text:span></text:span></text:p>
          <text:list>
            <text:list-header>
              <text:p text:style-name="P24"><text:span text:style-name="_5f_OOoComputerSpecial"><text:span text:style-name="T20">Re</text:span></text:span><text:span text:style-name="_5f_OOoComputerSpecial"><text:span text:style-name="T21">quest</text:span></text:span></text:p>
              <text:list>
                <text:list-header>
                  <text:p text:style-name="P24"><text:span text:style-name="_5f_OOoComputerSpecial"><text:span text:style-name="T15">{</text:span></text:span></text:p>
                  <text:list>
                    <text:list-header>
                      <text:p text:style-name="P24"><text:span text:style-name="_5f_OOoComputerIdent"><text:span text:style-name="T15">“</text:span></text:span><text:span text:style-name="_5f_OOoComputerIdent"><text:span text:style-name="T26">username</text:span></text:span><text:span text:style-name="_5f_OOoComputerIdent"><text:span text:style-name="T16">”</text:span></text:span><text:span text:style-name="_5f_OOoComputerSpecial"><text:span text:style-name="T16">:</text:span></text:span><text:span text:style-name="T16"> </text:span><text:span text:style-name="_5f_OOoComputerIdent"><text:span text:style-name="T16">“</text:span></text:span><text:span text:style-name="_5f_OOoComputerIdent"><text:span text:style-name="T26">marcelo</text:span></text:span><text:span text:style-name="_5f_OOoComputerIdent"><text:span text:style-name="T16">”</text:span></text:span></text:p>
                    </text:list-header>
                  </text:list>
                  <text:p text:style-name="P24"><text:span text:style-name="_5f_OOoComputerSpecial"><text:span text:style-name="T15">}</text:span></text:span></text:p>
                  <text:p text:style-name="P24"><text:span text:style-name="_5f_OOoComputerSpecial"><text:span text:style-name="T15"/></text:span></text:p>
                </text:list-header>
              </text:list>
              <text:p text:style-name="P23"><text:span text:style-name="_5f_OOoComputerSpecial"><text:span text:style-name="T20">Response</text:span></text:span></text:p>
              <text:list text:continue-numbering="true">
                <text:list-header>
                  <text:p text:style-name="P23"><text:span text:style-name="_5f_OOoComputerSpecial">{</text:span></text:p>
                  <text:list>
                    <text:list-header>
                      <text:p text:style-name="P23"><text:span text:style-name="_5f_OOoComputerIdent">“</text:span><text:span text:style-name="_5f_OOoComputerIdent"><text:span text:style-name="T29">message”</text:span></text:span><text:span text:style-name="_5f_OOoComputerSpecial"><text:span text:style-name="T12">:</text:span></text:span><text:span text:style-name="T16"> </text:span><text:span text:style-name="_5f_OOoComputerIdent"><text:span text:style-name="T12">“success”</text:span></text:span></text:p>
                      <text:p text:style-name="P25"><text:span text:style-name="_5f_OOoComputerIdent">“</text:span><text:span text:style-name="_5f_OOoComputerIdent"><text:span text:style-name="T13">user”</text:span></text:span><text:span text:style-name="_5f_OOoComputerSpecial"><text:span text:style-name="T13">:</text:span></text:span><text:span text:style-name="_5f_OOoComputerIdent"><text:span text:style-name="T17"> </text:span></text:span><text:span text:style-name="_5f_OOoComputerSpecial"><text:span text:style-name="T13">{</text:span></text:span></text:p>
                      <text:list>
                        <text:list-header>
                          <text:p text:style-name="P31"><text:span text:style-name="_5f_OOoComputerLiteral"><text:span text:style-name="T31">"userId"</text:span></text:span><text:span text:style-name="_5f_OOoComputerSpecial"><text:span text:style-name="T31">: </text:span></text:span><text:span text:style-name="_5f_OOoComputerNumber"><text:span text:style-name="T31">1</text:span></text:span><text:span text:style-name="_5f_OOoComputerSpecial"><text:span text:style-name="T31">,</text:span></text:span></text:p>
                          <text:p text:style-name="P31"><text:span text:style-name="_5f_OOoComputerLiteral"><text:span text:style-name="T31">"username"</text:span></text:span><text:span text:style-name="_5f_OOoComputerSpecial"><text:span text:style-name="T31">: </text:span></text:span><text:span text:style-name="_5f_OOoComputerLiteral"><text:span text:style-name="T31">"marcelo"</text:span></text:span><text:span text:style-name="_5f_OOoComputerSpecial"><text:span text:style-name="T31">,</text:span></text:span></text:p>
                          <text:p text:style-name="P31"><text:span text:style-name="_5f_OOoComputerLiteral"><text:span text:style-name="T31">"password"</text:span></text:span><text:span text:style-name="_5f_OOoComputerSpecial"><text:span text:style-name="T31">: </text:span></text:span><text:span text:style-name="_5f_OOoComputerLiteral"><text:span text:style-name="T31">"pikachu"</text:span></text:span><text:span text:style-name="_5f_OOoComputerSpecial"><text:span text:style-name="T31">,</text:span></text:span></text:p>
                          <text:p text:style-name="P31"><text:span text:style-name="_5f_OOoComputerLiteral"><text:span text:style-name="T31">"registrationDate"</text:span></text:span><text:span text:style-name="_5f_OOoComputerSpecial"><text:span text:style-name="T31">: </text:span></text:span><text:span text:style-name="_5f_OOoComputerLiteral"><text:span text:style-name="T31">"2016-05-31T07:07:37.000Z"</text:span></text:span></text:p>
                          <text:p text:style-name="P50"><text:span text:style-name="_5f_OOoComputerSpecial"><text:span text:style-name="T13">}</text:span></text:span></text:p>
                        </text:list-header>
                      </text:list>
                    </text:list-header>
                  </text:list>
                  <text:p text:style-name="P23"><text:span text:style-name="_5f_OOoComputerSpecial">}</text:span></text:p>
                </text:list-header>
              </text:list>
            </text:list-header>
          </text:list>
        </text:list-item>
      </text:list>
      <text:p text:style-name="P29"><text:span text:style-name="_5f_OOoComputerSpecial"><text:span text:style-name="T14"><text:tab/></text:span></text:span></text:p>
      <text:p text:style-name="P29"/>
      <text:p text:style-name="P29"/>
      <text:p text:style-name="P29"/>
      <text:list xml:id="list154328740022118" text:continue-numbering="true" text:style-name="L1">
        <text:list-header>
          <text:p text:style-name="P22"/>
        </text:list-header>
        <text:list-item>
          <text:p text:style-name="P22"><text:soft-page-break/><text:span text:style-name="_5f_OOoComputerSpecial"><text:span text:style-name="T19">DELETE</text:span></text:span></text:p>
          <text:list>
            <text:list-header>
              <text:p text:style-name="P22"><text:span text:style-name="_5f_OOoComputerSpecial"><text:span text:style-name="T20">Response</text:span></text:span></text:p>
              <text:list>
                <text:list-header>
                  <text:p text:style-name="P22"><text:span text:style-name="_5f_OOoComputerSpecial"><text:span text:style-name="T15">{</text:span></text:span></text:p>
                  <text:list>
                    <text:list-header>
                      <text:p text:style-name="P22"><text:span text:style-name="_5f_OOoComputerIdent"><text:span text:style-name="T15">“</text:span></text:span><text:span text:style-name="_5f_OOoComputerIdent"><text:span text:style-name="T24">message</text:span></text:span><text:span text:style-name="_5f_OOoComputerIdent"><text:span text:style-name="T16">”</text:span></text:span><text:span text:style-name="_5f_OOoComputerSpecial"><text:span text:style-name="T16">:</text:span></text:span><text:span text:style-name="T16"> </text:span><text:span text:style-name="_5f_OOoComputerIdent"><text:span text:style-name="T16">“</text:span></text:span><text:span text:style-name="_5f_OOoComputerIdent"><text:span text:style-name="T24">success</text:span></text:span><text:span text:style-name="_5f_OOoComputerIdent"><text:span text:style-name="T16">”</text:span></text:span></text:p>
                    </text:list-header>
                  </text:list>
                  <text:p text:style-name="P22"><text:span text:style-name="_5f_OOoComputerSpecial"><text:span text:style-name="T15">}</text:span></text:span></text:p>
                </text:list-header>
              </text:list>
            </text:list-header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Monaco" svg:font-family="Monac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00:51.178151719</meta:creation-date>
    <dc:date>2016-05-31T15:43:26.889772466</dc:date>
    <meta:editing-duration>PT10H40M</meta:editing-duration>
    <meta:editing-cycles>173</meta:editing-cycles>
    <meta:generator>LibreOffice/4.2.8.2$Linux_X86_64 LibreOffice_project/420m0$Build-2</meta:generator>
    <meta:document-statistic meta:table-count="1" meta:image-count="0" meta:object-count="0" meta:page-count="4" meta:paragraph-count="94" meta:word-count="228" meta:character-count="1394" meta:non-whitespace-character-count="1233"/>
  </office:meta>
</office:document-meta>
</file>